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3.39cm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215cm" fo:min-width="2.9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3" style:family="graphic" style:parent-style-name="objectwithoutfill">
      <style:graphic-properties svg:stroke-color="#000000" draw:marker-end="Extrems_20_de_20_fletxa_20_1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cm"/>
    </style:style>
    <style:style style:name="gr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15cm" fo:min-width="2.512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6" style:family="graphic" style:parent-style-name="objectwithoutfill">
      <style:graphic-properties svg:stroke-color="#000000" draw:marker-end="Extrems_20_de_20_fletxa_20_3" draw:marker-end-width="0.3cm" draw:fill="none" draw:textarea-vertical-align="middle"/>
    </style:style>
    <style:style style:name="gr7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76cm" fo:min-width="2.97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25cm"/>
    </style:style>
    <style:style style:name="gr9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615cm" fo:min-width="1.762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365cm" fo:min-width="0.983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12" style:family="graphic" style:parent-style-name="objectwithoutfill">
      <style:graphic-properties svg:stroke-color="#000000" draw:marker-end="Extrems_20_de_20_fletxa_20_4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1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65cm" fo:min-width="1.97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1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615cm" fo:min-width="1.762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16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65cm" fo:min-width="1.97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17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98cm" fo:min-width="0.72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5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Extrems_20_de_20_fletxa_20_6" draw:marker-end-width="0.3cm" draw:fill="none" draw:textarea-vertical-align="middle"/>
    </style:style>
    <style:style style:name="gr20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65cm" fo:min-width="1.97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2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65cm" fo:min-width="1.97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2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65cm" fo:min-width="1.97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23" style:family="graphic" style:parent-style-name="objectwithoutfill">
      <style:graphic-properties svg:stroke-color="#000000" draw:marker-end="Extrems_20_de_20_fletxa_20_7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Extrems_20_de_20_fletxa_20_8" draw:marker-end-width="0.3cm" draw:fill="none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1.798cm"/>
    </style:style>
    <style:style style:name="gr26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65cm" fo:min-width="0.9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27" style:family="graphic" style:parent-style-name="objectwithoutfill">
      <style:graphic-properties svg:stroke-color="#000000" draw:marker-end="Extrems_20_de_20_fletxa_20_9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Extrems_20_de_20_fletxa_20_10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5.5cm" svg:height="2.5cm" svg:x="8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" draw:style-name="gr2" draw:text-style-name="P3" draw:layer="layout" svg:width="3.523cm" svg:height="1.5cm" svg:x="9.5cm" svg:y="2cm">
          <text:p text:style-name="P2"><text:span text:style-name="T1">Inic</text:span><text:span text:style-name="T1">i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" draw:text-style-name="P4" draw:layer="layout" svg:x1="11.25cm" svg:y1="4cm" svg:x2="11.25cm" svg:y2="5.75cm">
          <text:p/>
        </draw:line>
        <draw:custom-shape draw:style-name="gr4" draw:text-style-name="P1" draw:layer="layout" svg:width="4.5cm" svg:height="1.25cm" svg:x="8.75cm" svg:y="5.75cm">
          <text:p/>
          <draw:enhanced-geometry svg:viewBox="0 0 21600 21600" draw:type="rectangle" draw:enhanced-path="M 0 0 L 21600 0 21600 21600 0 21600 0 0 Z N"/>
        </draw:custom-shape>
        <draw:custom-shape draw:name="Simple 1" draw:style-name="gr5" draw:text-style-name="P3" draw:layer="layout" svg:width="3.037cm" svg:height="1cm" svg:x="9.463cm" svg:y="6cm">
          <text:p text:style-name="P2"><text:span text:style-name="T1">«An</text:span><text:span text:style-name="T1">y?»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6" draw:text-style-name="P4" draw:layer="layout" svg:x1="11.25cm" svg:y1="7cm" svg:x2="11.25cm" svg:y2="8cm">
          <text:p/>
        </draw:line>
        <draw:custom-shape draw:style-name="gr4" draw:text-style-name="P1" draw:layer="layout" svg:width="4.5cm" svg:height="1.25cm" svg:x="8.75cm" svg:y="8cm">
          <text:p/>
          <draw:enhanced-geometry svg:viewBox="0 0 21600 21600" draw:type="rectangle" draw:enhanced-path="M 0 0 L 21600 0 21600 21600 0 21600 0 0 Z N"/>
        </draw:custom-shape>
        <draw:custom-shape draw:name="Simple 2" draw:style-name="gr7" draw:text-style-name="P3" draw:layer="layout" svg:width="3.5cm" svg:height="1.261cm" svg:x="9.25cm" svg:y="8cm">
          <text:p text:style-name="P2"><text:span text:style-name="T1">Llegir </text:span><text:span text:style-name="T1">an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8" draw:text-style-name="P1" draw:layer="layout" svg:width="3.5cm" svg:height="3cm" svg:x="6cm" svg:y="12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imple 3" draw:style-name="gr9" draw:text-style-name="P3" draw:layer="layout" svg:width="2.287cm" svg:height="0.9cm" svg:x="6.5cm" svg:y="13.25cm">
          <text:p text:style-name="P2"><text:span text:style-name="T1">Any</text:span></text:p>
          <text:p text:style-name="P2"><text:span text:style-name="T1">%4=</text:span><text:span text:style-name="T1">=0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10" draw:text-style-name="P4" draw:layer="layout" svg:x1="6cm" svg:y1="13.75cm" svg:x2="3.25cm" svg:y2="13.75cm">
          <text:p/>
        </draw:line>
        <draw:line draw:style-name="gr10" draw:text-style-name="P4" draw:layer="layout" svg:x1="12.25cm" svg:y1="13.75cm" svg:x2="9.5cm" svg:y2="13.75cm">
          <text:p/>
        </draw:line>
        <draw:custom-shape draw:name="Simple 4" draw:style-name="gr11" draw:text-style-name="P3" draw:layer="layout" svg:width="1.508cm" svg:height="0.65cm" svg:x="4.25cm" svg:y="13cm">
          <text:p text:style-name="P2"><text:span text:style-name="T1">N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12" draw:text-style-name="P4" draw:layer="layout" svg:x1="3.25cm" svg:y1="13.75cm" svg:x2="3.25cm" svg:y2="15.25cm">
          <text:p/>
        </draw:line>
        <draw:line draw:style-name="gr12" draw:text-style-name="P4" draw:layer="layout" svg:x1="12.25cm" svg:y1="13.75cm" svg:x2="12.25cm" svg:y2="15.25cm">
          <text:p/>
        </draw:line>
        <draw:custom-shape draw:style-name="gr13" draw:text-style-name="P1" draw:layer="layout" svg:width="3cm" svg:height="1cm" svg:x="1.75cm" svg:y="15.25cm">
          <text:p/>
          <draw:enhanced-geometry svg:viewBox="0 0 21600 21600" draw:type="rectangle" draw:enhanced-path="M 0 0 L 21600 0 21600 21600 0 21600 0 0 Z N"/>
        </draw:custom-shape>
        <draw:custom-shape draw:name="Simple 5" draw:style-name="gr14" draw:text-style-name="P3" draw:layer="layout" svg:width="2.5cm" svg:height="0.75cm" svg:x="2cm" svg:y="15.5cm">
          <text:p text:style-name="P2"><text:span text:style-name="T1">«no </text:span><text:span text:style-name="T1">tras</text:span><text:span text:style-name="T1">pas</text:span><text:span text:style-name="T1">»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8" draw:text-style-name="P1" draw:layer="layout" svg:width="3.5cm" svg:height="3cm" svg:x="10.5cm" svg:y="15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imple 6" draw:style-name="gr15" draw:text-style-name="P3" draw:layer="layout" svg:width="2.287cm" svg:height="0.9cm" svg:x="10.963cm" svg:y="16.1cm">
          <text:p text:style-name="P2"><text:span text:style-name="T1">Any</text:span></text:p>
          <text:p text:style-name="P2"><text:span text:style-name="T1">%4==100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1" draw:layer="layout" svg:width="3cm" svg:height="1cm" svg:x="6.75cm" svg:y="19.25cm">
          <text:p/>
          <draw:enhanced-geometry svg:viewBox="0 0 21600 21600" draw:type="rectangle" draw:enhanced-path="M 0 0 L 21600 0 21600 21600 0 21600 0 0 Z N"/>
        </draw:custom-shape>
        <draw:custom-shape draw:name="Simple 7" draw:style-name="gr16" draw:text-style-name="P3" draw:layer="layout" svg:width="2.5cm" svg:height="0.75cm" svg:x="7cm" svg:y="19.5cm">
          <text:p text:style-name="P2"><text:span text:style-name="T1">«no traspas»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8" draw:style-name="gr17" draw:text-style-name="P3" draw:layer="layout" svg:width="1.25cm" svg:height="0.783cm" svg:x="10cm" svg:y="12.967cm">
          <text:p text:style-name="P2"><text:span text:style-name="T1">Si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8" draw:text-style-name="P1" draw:layer="layout" svg:width="3.5cm" svg:height="3cm" svg:x="14cm" svg:y="1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4" draw:layer="layout" svg:x1="10.5cm" svg:y1="16.75cm" svg:x2="8.5cm" svg:y2="16.75cm">
          <text:p/>
        </draw:line>
        <draw:line draw:style-name="gr10" draw:text-style-name="P4" draw:layer="layout" svg:x1="14cm" svg:y1="16.75cm" svg:x2="15.75cm" svg:y2="16.75cm">
          <text:p/>
        </draw:line>
        <draw:line draw:style-name="gr18" draw:text-style-name="P4" draw:layer="layout" svg:x1="8.5cm" svg:y1="16.75cm" svg:x2="8.5cm" svg:y2="18.75cm">
          <text:p/>
        </draw:line>
        <draw:line draw:style-name="gr19" draw:text-style-name="P4" draw:layer="layout" svg:x1="15.75cm" svg:y1="16.75cm" svg:x2="15.75cm" svg:y2="18.5cm">
          <text:p/>
        </draw:line>
        <draw:custom-shape draw:name="Simple 9" draw:style-name="gr20" draw:text-style-name="P3" draw:layer="layout" svg:width="2.5cm" svg:height="0.75cm" svg:x="14.5cm" svg:y="19.75cm">
          <text:p text:style-name="P2"><text:span text:style-name="T1">Any</text:span></text:p>
          <text:p text:style-name="P2"><text:span text:style-name="T1">%4==400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1" draw:layer="layout" svg:width="3cm" svg:height="1cm" svg:x="10cm" svg:y="22.25cm">
          <text:p/>
          <draw:enhanced-geometry svg:viewBox="0 0 21600 21600" draw:type="rectangle" draw:enhanced-path="M 0 0 L 21600 0 21600 21600 0 21600 0 0 Z N"/>
        </draw:custom-shape>
        <draw:custom-shape draw:name="Simple 10" draw:style-name="gr21" draw:text-style-name="P3" draw:layer="layout" svg:width="2.5cm" svg:height="0.75cm" svg:x="10.25cm" svg:y="22.5cm">
          <text:p text:style-name="P2"><text:span text:style-name="T1">«no traspas»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1" draw:layer="layout" svg:width="3cm" svg:height="1cm" svg:x="17cm" svg:y="22.25cm">
          <text:p/>
          <draw:enhanced-geometry svg:viewBox="0 0 21600 21600" draw:type="rectangle" draw:enhanced-path="M 0 0 L 21600 0 21600 21600 0 21600 0 0 Z N"/>
        </draw:custom-shape>
        <draw:custom-shape draw:name="Simple 11" draw:style-name="gr22" draw:text-style-name="P3" draw:layer="layout" svg:width="2.5cm" svg:height="0.75cm" svg:x="17.25cm" svg:y="22.5cm">
          <text:p text:style-name="P2"><text:span text:style-name="T1">«no traspas»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10" draw:text-style-name="P4" draw:layer="layout" svg:x1="14cm" svg:y1="20cm" svg:x2="11.25cm" svg:y2="20cm">
          <text:p/>
        </draw:line>
        <draw:line draw:style-name="gr10" draw:text-style-name="P4" draw:layer="layout" svg:x1="17.5cm" svg:y1="20cm" svg:x2="18.5cm" svg:y2="20cm">
          <text:p/>
        </draw:line>
        <draw:line draw:style-name="gr23" draw:text-style-name="P4" draw:layer="layout" svg:x1="11.25cm" svg:y1="20cm" svg:x2="11.25cm" svg:y2="22.25cm">
          <text:p/>
        </draw:line>
        <draw:line draw:style-name="gr24" draw:text-style-name="P4" draw:layer="layout" svg:x1="18.5cm" svg:y1="20cm" svg:x2="18.5cm" svg:y2="22.25cm">
          <text:p/>
        </draw:line>
        <draw:custom-shape draw:style-name="gr25" draw:text-style-name="P1" draw:layer="layout" svg:width="3.25cm" svg:height="1.25cm" svg:x="4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12" draw:style-name="gr26" draw:text-style-name="P3" draw:layer="layout" svg:width="1.523cm" svg:height="0.75cm" svg:x="4.727cm" svg:y="25.25cm">
          <text:p text:style-name="P2"><text:span text:style-name="T1">fi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10" draw:text-style-name="P4" draw:layer="layout" svg:x1="3.25cm" svg:y1="16.25cm" svg:x2="3.25cm" svg:y2="25.5cm">
          <text:p/>
        </draw:line>
        <draw:line draw:style-name="gr10" draw:text-style-name="P4" draw:layer="layout" svg:x1="8.25cm" svg:y1="20.25cm" svg:x2="8.25cm" svg:y2="25.5cm">
          <text:p/>
        </draw:line>
        <draw:line draw:style-name="gr10" draw:text-style-name="P4" draw:layer="layout" svg:x1="11.25cm" svg:y1="23.25cm" svg:x2="11.25cm" svg:y2="24.25cm">
          <text:p/>
        </draw:line>
        <draw:line draw:style-name="gr10" draw:text-style-name="P4" draw:layer="layout" svg:x1="18.5cm" svg:y1="23.25cm" svg:x2="18.5cm" svg:y2="24.25cm">
          <text:p/>
        </draw:line>
        <draw:line draw:style-name="gr10" draw:text-style-name="P4" draw:layer="layout" svg:x1="8.25cm" svg:y1="24.25cm" svg:x2="18.5cm" svg:y2="24.25cm">
          <text:p/>
        </draw:line>
        <draw:line draw:style-name="gr27" draw:text-style-name="P4" draw:layer="layout" svg:x1="8.25cm" svg:y1="25.5cm" svg:x2="7.25cm" svg:y2="25.5cm">
          <text:p/>
        </draw:line>
        <draw:line draw:style-name="gr28" draw:text-style-name="P4" draw:layer="layout" svg:x1="3.25cm" svg:y1="25.5cm" svg:x2="3.75cm" svg:y2="2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10" draw:display-name="Extrems de fletxa 10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draw:marker draw:name="Extrems_20_de_20_fletxa_20_8" draw:display-name="Extrems de fletxa 8" svg:viewBox="0 0 20 20" svg:d="M0 20l10-20 10 20z"/>
    <draw:marker draw:name="Extrems_20_de_20_fletxa_20_9" draw:display-name="Extrems de fletx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3:24:02.614055535</meta:creation-date>
    <dc:date>2025-11-19T13:52:14.531961643</dc:date>
    <meta:editing-duration>PT28M14S</meta:editing-duration>
    <meta:editing-cycles>1</meta:editing-cycles>
    <meta:document-statistic meta:object-count="45"/>
    <meta:generator>LibreOffice/7.5.6.2$Linux_X86_64 LibreOffice_project/50$Build-2</meta:generator>
  </office:meta>
</office:document-meta>
</file>